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P1" style:family="paragraph">
      <style:text-properties fo:font-size="20pt"/>
    </style:style>
    <style:style style:name="T1" style:family="text">
      <style:text-properties style:text-underline-style="solid" style:text-underline-width="auto" style:text-underline-color="font-color"/>
    </style:style>
    <style:style style:name="T2"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524cm" svg:y="7.874cm" presentation:class="title" presentation:user-transformed="true">
          <draw:text-box>
            <text:p>HTML简介</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HTML定义</text:p>
          </draw:text-box>
        </draw:frame>
        <draw:frame presentation:style-name="pr3" draw:layer="layout" svg:width="25.199cm" svg:height="12.179cm" svg:x="1.4cm" svg:y="4.914cm" presentation:class="outline" presentation:user-transformed="true">
          <draw:text-box>
            <text:list text:style-name="L2">
              <text:list-item>
                <text:p>超文本标记语言（英文：HyperText Markup Language，HTML）是为网页创建和其它可在网页浏览器中看到的信息设计的一种标记语言。它一种标记语言 (markup language)，也可以归属为阐述式语言。</text:p>
                <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HTML由来</text:p>
          </draw:text-box>
        </draw:frame>
        <draw:frame presentation:style-name="pr3" draw:layer="layout" svg:width="25.199cm" svg:height="12.179cm" svg:x="1.4cm" svg:y="4.914cm" presentation:class="outline">
          <draw:text-box>
            <text:list text:style-name="L2">
              <text:list-header>
                <text:p>1982年由蒂姆-伯纳斯-李创建，由IETF（互联网工程任务小组）用简化的SGML（标准通用标记语言）语法进行进一步发展的HTML，后来成为国际标准，由万维网联盟（W3C）维护。</text:p>
                <text:p><text:span text:style-name="T1">注</text:span>：互联网工程任务小组（Internet Engineering Task Force，IETF）负责互联网标准的开发和推动</text:p>
              </text:list-header>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发展历史</text:p>
          </draw:text-box>
        </draw:frame>
        <draw:frame presentation:style-name="pr3" draw:layer="layout" svg:width="25.199cm" svg:height="12.179cm" svg:x="1.4cm" svg:y="4.914cm" presentation:class="outline">
          <draw:text-box>
            <text:list text:style-name="L2">
              <text:list-item>
                <text:p>超文本标记语言（第一版）——在1993年6月作为互联网工程工作小组（IETF）工作草案发布（并非标准）</text:p>
              </text:list-item>
              <text:list-item>
                <text:p>HTML 2.0——1995年11月作为RFC 1866发布，在RFC 2854于2000年6月发布之后被宣布已经过时</text:p>
              </text:list-item>
              <text:list-item>
                <text:p>HTML 3.2——1997年1月14日，W3C推荐标准</text:p>
              </text:list-item>
              <text:list-item>
                <text:p>HTML 4.0——1997年12月18日，W3C推荐标准</text:p>
              </text:list-item>
              <text:list-item>
                <text:p>HTML 4.01（微小改进）——1999年12月24日，W3C推荐标准</text:p>
              </text:list-item>
              <text:list-item>
                <text:p>ISO/IEC 15445:2000（“ISO HTML”）——2000年5月15日发布，基于严格的HTML 4.01语法，是国际标准化组织和国际电工委员会的标准。</text:p>
              </text:list-item>
              <text:list-item>
                <text:p>HTML 5——2014年10月28日，W3C推荐标准</text:p>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HTML特点</text:p>
          </draw:text-box>
        </draw:frame>
        <draw:frame presentation:style-name="pr3" draw:layer="layout" svg:width="25.27cm" svg:height="12.179cm" svg:x="1.4cm" svg:y="5.093cm" presentation:class="outline" presentation:user-transformed="true">
          <draw:text-box>
            <text:list text:style-name="L2">
              <text:list-item>
                <text:p>简易性</text:p>
              </text:list-item>
              <text:list-item>
                <text:p>可扩展性</text:p>
              </text:list-item>
              <text:list-item>
                <text:p>平台无关性</text:p>
              </text:list-item>
              <text:list-item>
                <text:p>通用性</text:p>
              </text:list-item>
            </text:list>
          </draw:text-box>
        </draw:frame>
        <presentation:notes draw:style-name="dp2">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编写HTML的方式</text:p>
          </draw:text-box>
        </draw:frame>
        <draw:frame presentation:style-name="pr3" draw:layer="layout" svg:width="25.199cm" svg:height="12.179cm" svg:x="1.4cm" svg:y="4.914cm" presentation:class="outline">
          <draw:text-box>
            <text:list text:style-name="L2">
              <text:list-header>
                <text:p>它是文本，需要浏览器的解释，因此它的编辑器大体可以分为三种：</text:p>
              </text:list-header>
              <text:list-item>
                <text:p>基本文本、文档编辑软件</text:p>
              </text:list-item>
              <text:list-item>
                <text:p>半所见即所得软件</text:p>
              </text:list-item>
              <text:list-item>
                <text:p>所见即所得软件</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HTML标签特点</text:p>
          </draw:text-box>
        </draw:frame>
        <draw:frame presentation:style-name="pr3" draw:layer="layout" svg:width="25.199cm" svg:height="12.179cm" svg:x="1.4cm" svg:y="4.914cm" presentation:class="outline">
          <draw:text-box>
            <text:list text:style-name="L2">
              <text:list-item>
                <text:p>由尖括号包围的关键词</text:p>
              </text:list-item>
              <text:list-item>
                <text:p>一般是成对出现的</text:p>
              </text:list-item>
              <text:list-item>
                <text:p>成对的标签里，第一个（不带/的）叫开始标签（又叫开放标签），第二个叫结束标签。（又叫闭合标签）</text:p>
              </text:list-item>
              <text:list-item>
                <text:p>有些标签是没有结束标签的,称为‘单标签’</text:p>
              </text:list-item>
              <text:list-item>
                <text:p>HTML标签对大小写不敏感</text:p>
              </text:list-item>
            </text:list>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HTML框架</text:p>
          </draw:text-box>
        </draw:frame>
        <draw:frame presentation:style-name="pr3" draw:layer="layout" svg:width="25.199cm" svg:height="12.179cm" svg:x="1.4cm" svg:y="4.914cm" presentation:class="outline">
          <draw:text-box>
            <text:list text:style-name="L2">
              <text:list-header>
                <text:p>&lt;html&gt;</text:p>
                <text:p><text:s text:c="4"/>&lt;head&gt;</text:p>
                <text:list>
                  <text:list-item>
                    <text:list>
                      <text:list-header>
                        <text:p><text:span text:style-name="T2">&lt;title&gt; <text:s/>&lt;/title&gt;</text:span></text:p>
                      </text:list-header>
                    </text:list>
                  </text:list-item>
                </text:list>
                <text:p><text:s text:c="4"/>&lt;/head&gt;</text:p>
                <text:p><text:s text:c="4"/>&lt;body&gt;</text:p>
                <text:p><text:s text:c="4"/>&lt;/body&gt;</text:p>
                <text:p>&lt;/html&gt;</text:p>
              </text:list-header>
            </text:list>
          </draw:text-box>
        </draw:frame>
        <presentation:notes draw:style-name="dp2">
          <draw:page-thumbnail draw:style-name="gr1"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HTML4 与 HTML5区别</text:p>
          </draw:text-box>
        </draw:frame>
        <draw:frame presentation:style-name="pr3" draw:layer="layout" svg:width="25.199cm" svg:height="12.179cm" svg:x="1.4cm" svg:y="4.914cm" presentation:class="outline" presentation:user-transformed="true">
          <draw:text-box>
            <text:list text:style-name="L2">
              <text:list-item>
                <text:p>HTML5 标准还在制定中</text:p>
              </text:list-item>
              <text:list-item>
                <text:p>简化的语法</text:p>
              </text:list-item>
              <text:list-item>
                <text:p>&lt;canvas&gt;标签替代Flash</text:p>
              </text:list-item>
              <text:list-item>
                <text:p>新增 &lt;header&gt; 和 &lt;footer&gt; 标签</text:p>
              </text:list-item>
              <text:list-item>
                <text:p>新增 &lt;section&gt; 和 &lt;article&gt; 标签</text:p>
              </text:list-item>
              <text:list-item>
                <text:p>新增 &lt;menu&gt; 和 &lt;figure&gt; 标签</text:p>
              </text:list-item>
              <text:list-item>
                <text:p>新增 &lt;audio&gt; 和 &lt;video&gt; 标签</text:p>
              </text:list-item>
              <text:list-item>
                <text:p>全新的表单</text:p>
              </text:list-item>
              <text:list-item>
                <text:p>删除 &lt;b&gt; 和 &lt;font&gt; 标签</text:p>
              </text:list-item>
              <text:list-item>
                <text:p>删除 &lt;frame&gt;, &lt;center&gt;, &lt;big&gt; 标签</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12.179cm" svg:x="1.217cm" svg:y="2.045cm" presentation:class="outline" presentation:user-transformed="true">
          <draw:text-box>
            <text:list text:style-name="L2">
              <text:list-header>
                <text:p/>
              </text:list-header>
              <text:list-item>
                <text:p>HTML 4 [HTML] 是标准通用标记语言下的一个应用，遵从国际标准ISO 8879，被广泛的当作 World Wide Web上的标准出版语言。</text:p>
              </text:list-item>
              <text:list-item>
                <text:p>HTML5：2014年10月29日，万维网联盟宣布，经过几乎8年的艰辛努力，该标准规范终于最终制定完成。 <text:s text:c="6"/></text:p>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XHTML</text:p>
          </draw:text-box>
        </draw:frame>
        <draw:frame presentation:style-name="pr3" draw:layer="layout" svg:width="25.199cm" svg:height="12.179cm" svg:x="1.4cm" svg:y="4.914cm" presentation:class="outline">
          <draw:text-box>
            <text:list text:style-name="L2">
              <text:list-item>
                <text:p>可扩展超文本标记语言，是一种置标语言，表现方式与超文本标记语言（HTML）类似，不过语法上更加严格。</text:p>
              </text:list-item>
              <text:list-item>
                <text:p>2000年底，国际W3C组织（万维网联盟）组织公布发行了XHTML 1.0版本。</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如何将 HTML 转换为 XHTML</text:p>
          </draw:text-box>
        </draw:frame>
        <draw:frame presentation:style-name="pr3" draw:layer="layout" svg:width="25.199cm" svg:height="12.179cm" svg:x="1.4cm" svg:y="4.914cm" presentation:class="outline">
          <draw:text-box>
            <text:list text:style-name="L2">
              <text:list-item>
                <text:p>添加一个 XHTML &lt;!DOCTYPE&gt; 到网页中。</text:p>
              </text:list-item>
              <text:list-item>
                <text:p>添加 xmlns 属性到每个页面的 html 元素中。</text:p>
              </text:list-item>
              <text:list-item>
                <text:p>修改所有的元素为小写。</text:p>
              </text:list-item>
              <text:list-item>
                <text:p>关闭所有的空元素。</text:p>
              </text:list-item>
              <text:list-item>
                <text:p>修改所有的属性名称为小写。</text:p>
              </text:list-item>
              <text:list-item>
                <text:p>所有属性值添加引号。</text:p>
              </text:list-item>
            </text:list>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12.179cm" svg:x="1.27cm" svg:y="2.54cm" presentation:class="outline" presentation:user-transformed="true">
          <draw:text-box>
            <text:list text:style-name="L2">
              <text:list-item>
                <text:p>定义</text:p>
              </text:list-item>
              <text:list-item>
                <text:p>XHTML 指扩展超文本标签语言（EXtensible HyperText Markup Language）。</text:p>
              </text:list-item>
              <text:list-item>
                <text:p>XHTML 的目标是取代 HTML。</text:p>
              </text:list-item>
              <text:list-item>
                <text:p>XHTML 与 HTML 4.01 几乎是相同的。</text:p>
              </text:list-item>
              <text:list-item>
                <text:p>XHTML 是更严格更纯净的 HTML 版本。</text:p>
              </text:list-item>
              <text:list-item>
                <text:p>XHTML 是作为一种 XML 应用被重新定义的 HTML。</text:p>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iurong </meta:initial-creator>
    <meta:creation-date>2014-12-15T10:51:04.597912745</meta:creation-date>
    <dc:date>2014-12-15T14:09:42.636381595</dc:date>
    <dc:creator>liurong </dc:creator>
    <meta:editing-duration>PT3H9M58S</meta:editing-duration>
    <meta:editing-cycles>25</meta:editing-cycles>
    <meta:generator>LibreOffice/4.2.7.2$Linux_X86_64 LibreOffice_project/420m0$Build-2</meta:generator>
    <meta:document-statistic meta:object-count="70"/>
  </office:meta>
</office:document-meta>
</file>